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21100001836BE6645295E7DE297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36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C25" style:family="table-cell">
      <style:table-cell-properties style:vertical-align="middle" fo:padding="0.0382in" fo:border="none"/>
    </style:style>
    <style:style style:name="Table1.26" style:family="table-row">
      <style:table-row-properties style:min-row-height="0.4542in"/>
    </style:style>
    <style:style style:name="Table1.C26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22in"/>
    </style:style>
    <style:style style:name="Table2.D" style:family="table-column">
      <style:table-column-properties style:column-width="0.81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591e1" officeooo:paragraph-rsid="00161768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line-height="150%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line-height="150%"/>
      <style:text-properties style:font-name="Crimson" fo:font-size="11pt" fo:font-weight="normal" officeooo:paragraph-rsid="00161768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line-height="150%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rimson" fo:font-size="11pt" fo:font-weight="normal" officeooo:paragraph-rsid="001d722d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line-height="115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rimson" fo:font-size="11pt" fo:font-weight="bold" officeooo:rsid="0018e9df" officeooo:paragraph-rsid="0018e9d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be016" officeooo:paragraph-rsid="001be01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rimson" fo:font-size="11pt" officeooo:rsid="0018e9df" officeooo:paragraph-rsid="0018e9df" style:font-size-asian="11pt" style:font-size-complex="11pt"/>
    </style:style>
    <style:style style:name="P24" style:family="paragraph" style:parent-style-name="Table_20_Contents">
      <style:paragraph-properties fo:line-height="150%" fo:text-align="end" style:justify-single-word="false"/>
      <style:text-properties style:font-name="Crimso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5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officeooo:rsid="001d722d"/>
    </style:style>
    <style:style style:name="T5" style:family="text">
      <style:text-properties officeooo:rsid="001e6f44"/>
    </style:style>
    <style:style style:name="T6" style:family="text">
      <style:text-properties officeooo:rsid="00205881"/>
    </style:style>
    <style:style style:name="T7" style:family="text">
      <style:text-properties officeooo:rsid="0022cb3c"/>
    </style:style>
    <style:style style:name="T8" style:family="text">
      <style:text-properties officeooo:rsid="00236343"/>
    </style:style>
    <style:style style:name="T9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3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1"><draw:frame draw:style-name="fr1" draw:name="Picture 2" text:anchor-type="char" svg:x="0.0965in" svg:y="0.2953in" svg:width="1.0728in" svg:height="1.4374in" draw:z-index="1"><draw:image xlink:href="Pictures/200000090000121100001836BE6645295E7DE297.wmf" xlink:type="simple" xlink:show="embed" xlink:actuate="onLoad"/></draw:frame></text:p>
          </table:table-cell>
          <table:table-cell table:style-name="Table1.B1" office:value-type="string">
            <text:p text:style-name="P2"/>
          </table:table-cell>
          <table:table-cell table:style-name="Table1.C26" office:value-type="string">
            <text:p text:style-name="P4"/>
          </table:table-cell>
        </table:table-row>
        <table:table-row table:style-name="Table1.1">
          <table:covered-table-cell/>
          <table:table-cell table:style-name="Table1.B1" office:value-type="string">
            <text:p text:style-name="P19">Personal Information </text:p>
          </table:table-cell>
          <table:table-cell table:style-name="Table1.C26" office:value-type="string">
            <text:p text:style-name="P4"><text:s/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Full Name </text:p>
          </table:table-cell>
          <table:table-cell table:style-name="Table1.C26" office:value-type="string">
            <text:p text:style-name="P7"><text:s/>Ragulkanth Ganapathi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Date of Birth </text:p>
          </table:table-cell>
          <table:table-cell table:style-name="Table1.C26" office:value-type="string">
            <text:p text:style-name="P4"><text:s/><text:span text:style-name="T1">01-10-1995</text:span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Gender </text:p>
          </table:table-cell>
          <table:table-cell table:style-name="Table1.C26" office:value-type="string">
            <text:p text:style-name="P4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8">Nationality </text:p>
          </table:table-cell>
          <table:table-cell table:style-name="Table1.C26" office:value-type="string">
            <text:p text:style-name="P1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1"><draw:frame text:anchor-type="paragraph" draw:z-index="0" draw:style-name="gr1" draw:text-style-name="P25" svg:width="9.1567in" svg:height="1.3677in" draw:transform="rotate (1.5707963267949) translate (-0.0180555555555556in 8.99166666666667in)"><draw:text-box><text:p><text:span text:style-name="T9">RAGULKANTH G 2K17 </text:span></text:p></draw:text-box></draw:frame></text:p>
          </table:table-cell>
          <table:table-cell table:style-name="Table1.B1" office:value-type="string">
            <text:p text:style-name="P6">Address </text:p>
          </table:table-cell>
          <table:table-cell table:style-name="Table1.C26" office:value-type="string">
            <text:p text:style-name="P4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<text:s/>Phone </text:p>
          </table:table-cell>
          <table:table-cell table:style-name="Table1.C26" office:value-type="string">
            <text:p text:style-name="P1"><text:s/><text:span text:style-name="T1">+91 9659877249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E-mail </text:p>
          </table:table-cell>
          <table:table-cell table:style-name="Table1.C26" office:value-type="string">
            <text:p text:style-name="P1"><text:s/><text:a xlink:type="simple" xlink:href="mailto:ragul274@gmail.com" text:style-name="Internet_20_link" text:visited-style-name="Visited_20_Internet_20_Link"><text:span text:style-name="T1">ragul274@gmail.com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Website</text:span> </text:p>
          </table:table-cell>
          <table:table-cell table:style-name="Table1.C26" office:value-type="string">
            <text:p text:style-name="P1"><text:s/><text:a xlink:type="simple" xlink:href="https://ragulkanth.gitlab.io/" text:style-name="Internet_20_link" text:visited-style-name="Visited_20_Internet_20_Link"><text:span text:style-name="T1">https://ragulkanth.gitlab.io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assport </text:p>
          </table:table-cell>
          <table:table-cell table:style-name="Table1.C26" office:value-type="string">
            <text:p text:style-name="P1"><text:s/><text:span text:style-name="T2">Indian Passport - M6438526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0">Academic Detail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1">Course</text:p>
                </table:table-cell>
                <table:table-cell table:style-name="Table2.A1" office:value-type="string">
                  <text:p text:style-name="P21">Institution</text:p>
                </table:table-cell>
                <table:table-cell table:style-name="Table2.A1" office:value-type="string">
                  <text:p text:style-name="P21">Year</text:p>
                </table:table-cell>
                <table:table-cell table:style-name="Table2.D1" office:value-type="string">
                  <text:p text:style-name="P21">Percentage</text:p>
                </table:table-cell>
              </table:table-row>
              <table:table-row>
                <table:table-cell table:style-name="Table2.A2" office:value-type="string">
                  <text:p text:style-name="P23">B.E (CSE)</text:p>
                </table:table-cell>
                <table:table-cell table:style-name="Table2.A2" office:value-type="string">
                  <text:p text:style-name="P23">Anna University-Villupuram Campus <text:span text:style-name="T5">(UCEV)</text:span></text:p>
                </table:table-cell>
                <table:table-cell table:style-name="Table2.A2" office:value-type="string">
                  <text:p text:style-name="P23">2013-17</text:p>
                </table:table-cell>
                <table:table-cell table:style-name="Table2.D2" office:value-type="string">
                  <text:p text:style-name="P23"><text:span text:style-name="T8">6.5</text:span>%</text:p>
                </table:table-cell>
              </table:table-row>
              <table:table-row>
                <table:table-cell table:style-name="Table2.A2" office:value-type="string">
                  <text:p text:style-name="P23">HSC</text:p>
                </table:table-cell>
                <table:table-cell table:style-name="Table2.A2" office:value-type="string">
                  <text:p text:style-name="P23">Achariya Siksha Mandir, Puducherry</text:p>
                </table:table-cell>
                <table:table-cell table:style-name="Table2.A2" office:value-type="string">
                  <text:p text:style-name="P23">2012-13</text:p>
                </table:table-cell>
                <table:table-cell table:style-name="Table2.D2" office:value-type="string">
                  <text:p text:style-name="P23">90%</text:p>
                </table:table-cell>
              </table:table-row>
              <table:table-row>
                <table:table-cell table:style-name="Table2.A2" office:value-type="string">
                  <text:p text:style-name="P23">SSLC</text:p>
                </table:table-cell>
                <table:table-cell table:style-name="Table2.A2" office:value-type="string">
                  <text:p text:style-name="P23">SRV Hi<text:span text:style-name="T6">g</text:span>h School, Puducherry</text:p>
                </table:table-cell>
                <table:table-cell table:style-name="Table2.A2" office:value-type="string">
                  <text:p text:style-name="P23">2010-11</text:p>
                </table:table-cell>
                <table:table-cell table:style-name="Table2.D2" office:value-type="string">
                  <text:p text:style-name="P23">97%</text:p>
                </table:table-cell>
              </table:table-row>
            </table:table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2">Skills and Competence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Languages Known </text:p>
          </table:table-cell>
          <table:table-cell table:style-name="Table1.C26" office:value-type="string">
            <text:p text:style-name="P1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4"><text:s/><text:span text:style-name="T3">Technical Skills</text:span>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Programming Languages </text:p>
            <text:p text:style-name="P10">Worked </text:p>
          </table:table-cell>
          <table:table-cell table:style-name="Table1.C26" office:value-type="string">
            <text:p text:style-name="P11"><text:s/>Python, C, C++, Web Designing (HTML, CSS, Js (basics)), <text:s/>Java (beginner), </text:p>
            <text:p text:style-name="P11"><text:s/>Shell Scripting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Frameworks Worked </text:p>
          </table:table-cell>
          <table:table-cell table:style-name="Table1.C26" office:value-type="string">
            <text:p text:style-name="P1"><text:s/><text:span text:style-name="T2">Django, Flask, Bootstrap, Pelican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/><text:span text:style-name="T2">Database Tools Worked </text:span></text:p>
          </table:table-cell>
          <table:table-cell table:style-name="Table1.C26" office:value-type="string">
            <text:p text:style-name="P1"><text:s/><text:span text:style-name="T2">MYSQL, SQLite, PostgreSQL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latforms Worked </text:p>
          </table:table-cell>
          <table:table-cell table:style-name="Table1.C26" office:value-type="string">
            <text:p text:style-name="P11"><text:s/>GNU/Linux, Mac OS X, Windows, <text:span text:style-name="T6">OpenWrt Router Firmware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Version Control System </text:p>
            <text:p text:style-name="P10">Worked </text:p>
          </table:table-cell>
          <table:table-cell table:style-name="Table1.C26" office:value-type="string">
            <text:p text:style-name="P11"><text:s/>GIT (Gitlab: <text:a xlink:type="simple" xlink:href="https://gitlab.com/ragulkanth" text:style-name="Internet_20_link" text:visited-style-name="Visited_20_Internet_20_Link">https://gitlab.com/ragulkanth</text:a>, Github: <text:a xlink:type="simple" xlink:href="https://github.com/ragulkanth" text:style-name="Internet_20_link" text:visited-style-name="Visited_20_Internet_20_Link">https://github.com/ragulkanth</text:a>) 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3">Organizational and </text:p>
            <text:p text:style-name="P13"><text:s/>Managerial Skills </text:p>
          </table:table-cell>
          <table:table-cell table:style-name="Table1.C26" office:value-type="string">
            <text:p text:style-name="P1"><text:s/>- <text:span text:style-name="T4">Organized Workshop's in our college (Summer Camp 2k16, Weekathon)</text:span></text:p>
            <text:p text:style-name="P1"><text:s/>- <text:span text:style-name="T4">Organizing GNU/Linux Users Group (GLUG UCEV and VILLUPURAM GLUG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2">Other Skills </text:p>
          </table:table-cell>
          <table:table-cell table:style-name="Table1.C26" office:value-type="string">
            <text:p text:style-name="P15"><text:s/>- <text:span text:style-name="T4">Delivered lectures on Shell Scripting (Loyola College, Chennai), Python (FSHM, </text:span></text:p>
            <text:p text:style-name="P14"><text:s text:c="4"/>Puducherry), Bootstrap</text:p>
            <text:p text:style-name="P15"><text:s/>- <text:span text:style-name="T4">Delivered talks on editing Wikipedia and Open street Maps</text:span></text:p>
            <text:p text:style-name="P14"><text:s/>- Volunteered Workshops at IIT Madras, Loyolo College Chennai, UCEV, FSHM <text:s/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>Field of Interest </text:p>
          </table:table-cell>
          <table:table-cell table:style-name="Table1.C26" office:value-type="string">
            <text:p text:style-name="P1"><text:s/><text:span text:style-name="T5">Mesh Network, Machine Learning and AI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7">Frameworks like to learn </text:p>
          </table:table-cell>
          <table:table-cell table:style-name="Table1.C26" office:value-type="string">
            <text:p text:style-name="P18"><text:s/>AngularJS, NodeJS, REST in Python</text:p>
          </table:table-cell>
        </table:table-row>
        <table:table-row table:style-name="Table1.2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04-21T20:40:41.153038230</dc:date>
    <dc:creator>ragulkanth </dc:creator>
    <meta:editing-duration>PT23M1S</meta:editing-duration>
    <meta:editing-cycles>8</meta:editing-cycles>
    <meta:generator>LibreOffice/5.0.6.2$Linux_X86_64 LibreOffice_project/00$Build-2</meta:generator>
    <meta:document-statistic meta:table-count="2" meta:image-count="1" meta:object-count="0" meta:page-count="2" meta:paragraph-count="67" meta:word-count="201" meta:character-count="1543" meta:non-whitespace-character-count="1345"/>
  </office:meta>
</office:document-meta>
</file>